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9-03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7-01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5-06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3-05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1-1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1-06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8-29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7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5-0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3-19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1-1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0-11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9-12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8-14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6-05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3-20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2-0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0-19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7-20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4-19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2-22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2-14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2-0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2-06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0-06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7-1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5-26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4-0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55152" calcext:value-type="float">
            <text:p>11.00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84616" calcext:value-type="float">
            <text:p>11.00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702875" calcext:value-type="float">
            <text:p>10.5170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24704" calcext:value-type="float">
            <text:p>10.67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7176774194" calcext:value-type="float">
            <text:p>11.1007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66365" calcext:value-type="float">
            <text:p>10.4266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6824" calcext:value-type="float">
            <text:p>9.70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582375" calcext:value-type="float">
            <text:p>8.4958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5272" calcext:value-type="float">
            <text:p>8.18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6336" calcext:value-type="float">
            <text:p>7.0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330455172414" calcext:value-type="float">
            <text:p>8.493304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07325" calcext:value-type="float">
            <text:p>9.670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674275" calcext:value-type="float">
            <text:p>11.2767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9656" calcext:value-type="float">
            <text:p>11.86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807475" calcext:value-type="float">
            <text:p>12.0280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98392" calcext:value-type="float">
            <text:p>11.81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02475" calcext:value-type="float">
            <text:p>11.62802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35630967742" calcext:value-type="float">
            <text:p>11.2035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35008" calcext:value-type="float">
            <text:p>11.09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236025" calcext:value-type="float">
            <text:p>10.5023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5872516129" calcext:value-type="float">
            <text:p>10.06587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39896774194" calcext:value-type="float">
            <text:p>9.59539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78262068966" calcext:value-type="float">
            <text:p>8.836782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718812903226" calcext:value-type="float">
            <text:p>8.2771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298475" calcext:value-type="float">
            <text:p>9.4029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37078709677" calcext:value-type="float">
            <text:p>11.0837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042225" calcext:value-type="float">
            <text:p>11.7604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97176" calcext:value-type="float">
            <text:p>11.65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359825" calcext:value-type="float">
            <text:p>11.26359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25388387097" calcext:value-type="float">
            <text:p>11.5625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21016" calcext:value-type="float">
            <text:p>10.92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686425" calcext:value-type="float">
            <text:p>11.48686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45922580645" calcext:value-type="float">
            <text:p>11.4245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3050322581" calcext:value-type="float">
            <text:p>11.2773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62932413793" calcext:value-type="float">
            <text:p>11.30629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85992258065" calcext:value-type="float">
            <text:p>12.16859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180825" calcext:value-type="float">
            <text:p>12.1818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9112" calcext:value-type="float">
            <text:p>12.1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0278" calcext:value-type="float">
            <text:p>12.130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35576" calcext:value-type="float">
            <text:p>11.90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79174193548" calcext:value-type="float">
            <text:p>11.7279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9375483871" calcext:value-type="float">
            <text:p>11.349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27488" calcext:value-type="float">
            <text:p>11.17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1587096774" calcext:value-type="float">
            <text:p>11.274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13625" calcext:value-type="float">
            <text:p>10.901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4076" calcext:value-type="float">
            <text:p>10.51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9516" calcext:value-type="float">
            <text:p>12.12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60048" calcext:value-type="float">
            <text:p>12.58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3725" calcext:value-type="float">
            <text:p>12.505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48448" calcext:value-type="float">
            <text:p>12.19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79171612903" calcext:value-type="float">
            <text:p>11.89791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93445" calcext:value-type="float">
            <text:p>11.5193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1416" calcext:value-type="float">
            <text:p>10.8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807675" calcext:value-type="float">
            <text:p>9.7580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9792" calcext:value-type="float">
            <text:p>8.49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7691" calcext:value-type="float">
            <text:p>8.9576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47531034483" calcext:value-type="float">
            <text:p>8.519475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6976" calcext:value-type="float">
            <text:p>8.3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10775" calcext:value-type="float">
            <text:p>10.7681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37481290323" calcext:value-type="float">
            <text:p>11.2337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88020645161" calcext:value-type="float">
            <text:p>11.89880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38904" calcext:value-type="float">
            <text:p>11.87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8145714286" calcext:value-type="float">
            <text:p>11.90581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46065454546" calcext:value-type="float">
            <text:p>11.364606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2464" calcext:value-type="float">
            <text:p>11.03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42315" calcext:value-type="float">
            <text:p>10.2342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14304" calcext:value-type="float">
            <text:p>9.97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8865" calcext:value-type="float">
            <text:p>9.7598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11900689655" calcext:value-type="float">
            <text:p>10.231190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0250322581" calcext:value-type="float">
            <text:p>10.18002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73205" calcext:value-type="float">
            <text:p>11.3273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135475" calcext:value-type="float">
            <text:p>11.6013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25099354839" calcext:value-type="float">
            <text:p>11.55250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80327741936" calcext:value-type="float">
            <text:p>11.93803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32732903226" calcext:value-type="float">
            <text:p>11.6132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92425" calcext:value-type="float">
            <text:p>10.8239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99576" calcext:value-type="float">
            <text:p>9.76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207525" calcext:value-type="float">
            <text:p>8.2220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3608" calcext:value-type="float">
            <text:p>8.06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4273" calcext:value-type="float">
            <text:p>9.804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5425714286" calcext:value-type="float">
            <text:p>10.11054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022975" calcext:value-type="float">
            <text:p>10.2202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75925" calcext:value-type="float">
            <text:p>11.4087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20392" calcext:value-type="float">
            <text:p>11.64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367975" calcext:value-type="float">
            <text:p>11.1536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31728" calcext:value-type="float">
            <text:p>9.99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114975" calcext:value-type="float">
            <text:p>9.9611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48541935484" calcext:value-type="float">
            <text:p>10.3248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0260645161" calcext:value-type="float">
            <text:p>11.4050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7099354839" calcext:value-type="float">
            <text:p>10.86670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4593548387" calcext:value-type="float">
            <text:p>10.201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77" calcext:value-type="float">
            <text:p>9.208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98022857143" calcext:value-type="float">
            <text:p>11.58980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4495" calcext:value-type="float">
            <text:p>13.104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3016774194" calcext:value-type="float">
            <text:p>13.4873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807175" calcext:value-type="float">
            <text:p>13.5280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7494" calcext:value-type="float">
            <text:p>13.477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70544" calcext:value-type="float">
            <text:p>13.56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569925" calcext:value-type="float">
            <text:p>13.5956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9532903226" calcext:value-type="float">
            <text:p>13.6249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55992" calcext:value-type="float">
            <text:p>13.4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92105806452" calcext:value-type="float">
            <text:p>13.2992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15568" calcext:value-type="float">
            <text:p>12.8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41375" calcext:value-type="float">
            <text:p>12.4544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55950344828" calcext:value-type="float">
            <text:p>12.735595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7137" calcext:value-type="float">
            <text:p>12.9071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5692903226" calcext:value-type="float">
            <text:p>13.2195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97675" calcext:value-type="float">
            <text:p>13.379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4227096774" calcext:value-type="float">
            <text:p>13.3864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01992" calcext:value-type="float">
            <text:p>13.43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77485" calcext:value-type="float">
            <text:p>13.2277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92575" calcext:value-type="float">
            <text:p>13.1219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54248" calcext:value-type="float">
            <text:p>13.02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4667" calcext:value-type="float">
            <text:p>12.194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26928" calcext:value-type="float">
            <text:p>11.23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0285" calcext:value-type="float">
            <text:p>11.2770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88460689655" calcext:value-type="float">
            <text:p>11.288846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8456774194" calcext:value-type="float">
            <text:p>12.12484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011375" calcext:value-type="float">
            <text:p>12.3401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60482580645" calcext:value-type="float">
            <text:p>12.40604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14635" calcext:value-type="float">
            <text:p>12.4714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31936" calcext:value-type="float">
            <text:p>12.29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9298" calcext:value-type="float">
            <text:p>11.909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78795" calcext:value-type="float">
            <text:p>11.2278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43224" calcext:value-type="float">
            <text:p>10.50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869818181818" calcext:value-type="float">
            <text:p>9.788698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14336" calcext:value-type="float">
            <text:p>9.64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105677419355" calcext:value-type="float">
            <text:p>8.7010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222013793104" calcext:value-type="float">
            <text:p>7.752220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209780645161" calcext:value-type="float">
            <text:p>8.7220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236877419355" calcext:value-type="float">
            <text:p>9.29236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291" calcext:value-type="float">
            <text:p>10.710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01158709677" calcext:value-type="float">
            <text:p>11.3001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9796129032" calcext:value-type="float">
            <text:p>11.52497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2696774194" calcext:value-type="float">
            <text:p>11.707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9624" calcext:value-type="float">
            <text:p>11.43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73352" calcext:value-type="float">
            <text:p>10.32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51625" calcext:value-type="float">
            <text:p>7.1785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39275" calcext:value-type="float">
            <text:p>11.1433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75467586207" calcext:value-type="float">
            <text:p>11.797546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15165" calcext:value-type="float">
            <text:p>11.3715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514725" calcext:value-type="float">
            <text:p>11.4651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172" calcext:value-type="float">
            <text:p>12.4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349125" calcext:value-type="float">
            <text:p>12.6934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703675" calcext:value-type="float">
            <text:p>12.8670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51816" calcext:value-type="float">
            <text:p>12.7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32322580645" calcext:value-type="float">
            <text:p>11.973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86112" calcext:value-type="float">
            <text:p>11.13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67625" calcext:value-type="float">
            <text:p>10.7446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10416" calcext:value-type="float">
            <text:p>11.33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65225" calcext:value-type="float">
            <text:p>12.0766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256625" calcext:value-type="float">
            <text:p>12.9125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31032258065" calcext:value-type="float">
            <text:p>13.1531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0235294118" calcext:value-type="float">
            <text:p>13.075023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77724444445" calcext:value-type="float">
            <text:p>12.967772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8130909091" calcext:value-type="float">
            <text:p>13.051813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6375" calcext:value-type="float">
            <text:p>12.90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28192" calcext:value-type="float">
            <text:p>12.80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39272727273" calcext:value-type="float">
            <text:p>11.56392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73517419355" calcext:value-type="float">
            <text:p>10.98735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72565517241" calcext:value-type="float">
            <text:p>11.15725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09221818182" calcext:value-type="float">
            <text:p>11.580922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55101935484" calcext:value-type="float">
            <text:p>12.52551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3658" calcext:value-type="float">
            <text:p>12.503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93287272727" calcext:value-type="float">
            <text:p>12.709328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00256" calcext:value-type="float">
            <text:p>12.563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57104" calcext:value-type="float">
            <text:p>12.46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00696" calcext:value-type="float">
            <text:p>12.19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5810909091" calcext:value-type="float">
            <text:p>11.576581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52232258065" calcext:value-type="float">
            <text:p>11.0652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42294193548" calcext:value-type="float">
            <text:p>10.41422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03392" calcext:value-type="float">
            <text:p>10.74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297425" calcext:value-type="float">
            <text:p>10.8429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00289032258" calcext:value-type="float">
            <text:p>11.4400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34565" calcext:value-type="float">
            <text:p>11.6534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9396363636" calcext:value-type="float">
            <text:p>11.177939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6968" calcext:value-type="float">
            <text:p>10.37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712727272727" calcext:value-type="float">
            <text:p>9.22712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427225806452" calcext:value-type="float">
            <text:p>8.8642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899638709678" calcext:value-type="float">
            <text:p>9.618996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86327272727" calcext:value-type="float">
            <text:p>9.019863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11872" calcext:value-type="float">
            <text:p>7.11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0495" calcext:value-type="float">
            <text:p>10.3020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39082857143" calcext:value-type="float">
            <text:p>10.91390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2250322581" calcext:value-type="float">
            <text:p>11.01822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66110967742" calcext:value-type="float">
            <text:p>11.20661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6852" calcext:value-type="float">
            <text:p>10.62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4789677419" calcext:value-type="float">
            <text:p>10.9974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32030967742" calcext:value-type="float">
            <text:p>12.13320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346525" calcext:value-type="float">
            <text:p>11.7234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2196" calcext:value-type="float">
            <text:p>11.98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433" calcext:value-type="float">
            <text:p>11.78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49856" calcext:value-type="float">
            <text:p>11.64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7105" calcext:value-type="float">
            <text:p>11.0187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30394482759" calcext:value-type="float">
            <text:p>11.02303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605" calcext:value-type="float">
            <text:p>12.079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5932903226" calcext:value-type="float">
            <text:p>11.88759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2043870968" calcext:value-type="float">
            <text:p>11.66420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4951483871" calcext:value-type="float">
            <text:p>11.0049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38887741936" calcext:value-type="float">
            <text:p>10.02388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2926" calcext:value-type="float">
            <text:p>8.932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53395" calcext:value-type="float">
            <text:p>9.9553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73525" calcext:value-type="float">
            <text:p>9.6927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02967741936" calcext:value-type="float">
            <text:p>9.78702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146012903226" calcext:value-type="float">
            <text:p>9.6914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143675" calcext:value-type="float">
            <text:p>9.9714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5895172414" calcext:value-type="float">
            <text:p>11.561589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31575" calcext:value-type="float">
            <text:p>11.6703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56265806452" calcext:value-type="float">
            <text:p>12.0556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56438709677" calcext:value-type="float">
            <text:p>12.0956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1407" calcext:value-type="float">
            <text:p>12.7814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47616" calcext:value-type="float">
            <text:p>13.1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068625" calcext:value-type="float">
            <text:p>13.1106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162" calcext:value-type="float">
            <text:p>12.96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0000841003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958" meta:object-count="0"/>
    <meta:user-defined meta:name="AppVersion">3.0</meta:user-defined>
  </office:meta>
</office:document-meta>
</file>